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800000011B26A79637F9B613B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 style:font-adornments="Bold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6.25cm" fo:min-width="9.75cm"/>
    </style:style>
    <style:style style:name="gr2" style:family="graphic" style:parent-style-name="standard">
      <style:graphic-properties draw:stroke="none" svg:stroke-color="#000000" draw:fill="none" draw:fill-color="#ffffff" fo:min-height="5.25cm"/>
      <style:paragraph-properties style:writing-mode="lr-tb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7cm" fo:min-width="10.5cm"/>
    </style:style>
    <style:style style:name="gr4" style:family="graphic" style:parent-style-name="standard">
      <style:graphic-properties draw:stroke="none" svg:stroke-color="#000000" draw:fill="none" draw:fill-color="#ffffff" fo:min-height="6.5cm"/>
      <style:paragraph-properties style:writing-mode="lr-tb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5.75cm" fo:min-width="12.75cm"/>
    </style:style>
    <style:style style:name="gr6" style:family="graphic" style:parent-style-name="standard">
      <style:graphic-properties draw:stroke="none" svg:stroke-color="#000000" draw:fill="none" draw:fill-color="#ffffff" fo:min-height="5.75cm"/>
      <style:paragraph-properties style:writing-mode="lr-tb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3cm" fo:min-width="10.25cm"/>
    </style:style>
    <style:style style:name="gr8" style:family="graphic" style:parent-style-name="standard">
      <style:graphic-properties draw:stroke="none" svg:stroke-color="#000000" draw:fill="none" draw:fill-color="#ffffff" fo:min-height="4.5cm"/>
      <style:paragraph-properties style:writing-mode="lr-tb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3.5cm" fo:min-width="5.75cm"/>
    </style:style>
    <style:style style:name="gr10" style:family="graphic" style:parent-style-name="standard">
      <style:graphic-properties draw:stroke="none" svg:stroke-color="#000000" draw:fill="none" draw:fill-color="#ffffff" fo:min-height="3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</style:style>
    <style:style style:name="P6" style:family="paragraph">
      <loext:graphic-properties draw:fill="none" draw:fill-color="#ffffff"/>
    </style:style>
    <style:style style:name="T1" style:family="text">
      <style:text-properties fo:font-size="54pt" fo:font-weight="normal" style:font-size-asian="54pt" style:font-weight-asian="normal" style:font-size-complex="54pt" style:font-weight-complex="normal"/>
    </style:style>
    <style:style style:name="T2" style:family="text">
      <style:text-properties style:text-position="33% 58%" fo:font-size="54pt" fo:font-weight="normal" style:font-size-asian="54pt" style:font-weight-asian="normal" style:font-size-complex="54pt" style:font-weight-complex="normal"/>
    </style:style>
    <style:style style:name="T3" style:family="text">
      <style:text-properties style:text-position="0% 100%" fo:font-size="54pt" fo:font-weight="normal" style:font-size-asian="54pt" style:font-weight-asian="normal" style:font-size-complex="5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25cm" svg:height="6.5cm" svg:x="2.25cm" svg:y="0.7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2cm" svg:height="5.658cm" svg:x="1cm" svg:y="1cm">
          <draw:text-box>
            <text:p text:style-name="P2">ΛΥΣΗ ΜΕ ΑΛΓΟΡΙΘΜΟ ΩΜΗΣ ΒΙΑΣ:</text:p>
            <text:p text:style-name="P2"><text:span text:style-name="T1">O(n!)</text:span></text:p>
          </draw:text-box>
        </draw:frame>
        <draw:custom-shape draw:style-name="gr3" draw:text-style-name="P1" draw:layer="layout" svg:width="11cm" svg:height="7.25cm" svg:x="16.25cm" svg:y="0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3.25cm" svg:height="7.034cm" svg:x="15.25cm" svg:y="0.75cm">
          <draw:text-box>
            <text:p text:style-name="P2">ΜΕ ΑΛΓΟΡΙΘΜΟΥΣ ΔΥΝΑΜΙΚΟΥ ΠΡΟΓΡΑΜΜΑΤΙΣΜΟΥ:</text:p>
            <text:p text:style-name="P2"><text:span text:style-name="T1">O(n</text:span><text:span text:style-name="T2">2</text:span><text:span text:style-name="T3">2</text:span><text:span text:style-name="T2">n</text:span><text:span text:style-name="T1">)</text:span></text:p>
          </draw:text-box>
        </draw:frame>
        <draw:custom-shape draw:style-name="gr5" draw:text-style-name="P1" draw:layer="layout" svg:width="13.25cm" svg:height="6cm" svg:x="31.25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5.22cm" svg:height="6cm" svg:x="30cm" svg:y="1cm">
          <draw:text-box>
            <text:p text:style-name="P2">ΠOYΛΩΝΤΑΣ ΣΤΟ E-BAY:</text:p>
            <text:p text:style-name="P2"><text:span text:style-name="T1">O(1)</text:span></text:p>
          </draw:text-box>
        </draw:frame>
        <draw:custom-shape draw:style-name="gr7" draw:text-style-name="P1" draw:layer="layout" svg:width="10.75cm" svg:height="3.25cm" svg:x="30.25cm" svg:y="7.5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2.75cm" svg:height="4.75cm" svg:x="30.25cm" svg:y="7.75cm">
          <draw:text-box>
            <text:p text:style-name="P4">ΑΚΟΜΑ ΔΟΥΛΕΥΕΙΣ ΣΤΗΝ ΔΙΑΔΡΟΜΗ ΣΟΥ;</text:p>
          </draw:text-box>
        </draw:frame>
        <draw:custom-shape draw:style-name="gr9" draw:text-style-name="P1" draw:layer="layout" svg:width="6.25cm" svg:height="3.75cm" svg:x="30.5cm" svg:y="15.25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6.25cm" svg:height="3.25cm" svg:x="30.5cm" svg:y="15.25cm">
          <draw:text-box>
            <text:p>ΣΚΑΣΕ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 style:font-adornments="Bold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2800000011B26A79637F9B613BE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omic Sans MS" fo:font-family="'Comic Sans MS'" style:font-style-name="Bold" style:font-family-generic="script" style:font-pitch="variable" fo:font-size="28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5.22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12T01:17:45.022589074</meta:creation-date>
    <dc:date>2023-06-12T01:31:25.310913620</dc:date>
    <meta:editing-duration>PT3M30S</meta:editing-duration>
    <meta:editing-cycles>1</meta:editing-cycles>
    <meta:document-statistic meta:object-count="10"/>
    <meta:generator>LibreOffice/7.3.7.2$Linux_X86_64 LibreOffice_project/30$Build-2</meta:generator>
  </office:meta>
</office:document-meta>
</file>